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7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rotation-angle="9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66ffff" style:text-align-source="fix" style:repeat-content="false" style:rotation-angle="90"/>
      <style:paragraph-properties fo:text-align="center"/>
      <style:text-properties fo:color="#660066"/>
    </style:style>
    <style:style style:name="ce5" style:family="table-cell" style:parent-style-name="Default">
      <style:table-cell-properties fo:border-bottom="2.01pt solid #3333ff" fo:background-color="#66ccff" style:text-align-source="fix" style:repeat-content="false" fo:border-left="2.01pt solid #3333ff" fo:border-right="none" style:rotation-angle="90" fo:border-top="2.01pt solid #3333ff"/>
      <style:paragraph-properties fo:text-align="center"/>
    </style:style>
    <style:style style:name="ce6" style:family="table-cell" style:parent-style-name="Default">
      <style:table-cell-properties fo:border-bottom="2.01pt solid #3333ff" fo:background-color="#66ccff" style:text-align-source="fix" style:repeat-content="false" fo:border-left="none" fo:border-right="none" style:rotation-angle="90" fo:border-top="2.01pt solid #3333ff"/>
      <style:paragraph-properties fo:text-align="center"/>
    </style:style>
    <style:style style:name="ce7" style:family="table-cell" style:parent-style-name="Default">
      <style:table-cell-properties fo:border-bottom="2.01pt solid #3333ff" fo:background-color="#66ccff" style:text-align-source="fix" style:repeat-content="false" fo:border-left="none" fo:border-right="none" style:rotation-angle="90" fo:border-top="2.01pt solid #3333ff"/>
      <style:paragraph-properties fo:text-align="center"/>
      <style:text-properties style:text-line-through-style="solid" style:text-line-through-type="single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text-line-through-style="solid" style:text-line-through-type="single"/>
    </style:style>
    <style:style style:name="ce9" style:family="table-cell" style:parent-style-name="Default">
      <style:table-cell-properties fo:border-bottom="2.01pt solid #3333ff" fo:background-color="#3399ff" style:text-align-source="fix" style:repeat-content="false" fo:border-left="none" fo:border-right="none" style:rotation-angle="90" fo:border-top="2.01pt solid #3333ff"/>
      <style:paragraph-properties fo:text-align="center"/>
    </style:style>
    <style:style style:name="ce10" style:family="table-cell" style:parent-style-name="Default">
      <style:table-cell-properties fo:border-bottom="2.01pt solid #3333ff" fo:background-color="#3399ff" style:text-align-source="fix" style:repeat-content="false" fo:border-left="none" fo:border-right="2.01pt solid #3333ff" style:rotation-angle="90" fo:border-top="2.01pt solid #3333ff"/>
      <style:paragraph-properties fo:text-align="center"/>
    </style:style>
    <style:style style:name="ce11" style:family="table-cell" style:parent-style-name="Default">
      <style:table-cell-properties fo:background-color="#99ccff" style:text-align-source="fix" style:repeat-content="false" style:rotation-angle="90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9" table:default-cell-style-name="ce3"/>
        <table:table-row table:style-name="ro1">
          <table:table-cell table:style-name="ce1" office:value-type="string" calcext:value-type="string">
            <text:p>viva:type</text:p>
          </table:table-cell>
          <table:table-cell table:style-name="ce2" office:value-type="string" calcext:value-type="string">
            <text:p>viva:name</text:p>
          </table:table-cell>
          <table:table-cell table:style-name="ce2" office:value-type="string" calcext:value-type="string">
            <text:p>viva:default</text:p>
          </table:table-cell>
          <table:table-cell table:style-name="ce4" office:value-type="string" calcext:value-type="string">
            <text:p>viva:placeholder</text:p>
          </table:table-cell>
          <table:table-cell table:style-name="ce4" office:value-type="string" calcext:value-type="string">
            <text:p>viva:pattern</text:p>
          </table:table-cell>
          <table:table-cell table:style-name="ce2" office:value-type="string" calcext:value-type="string">
            <text:p>viva:textrows</text:p>
          </table:table-cell>
          <table:table-cell table:style-name="ce2" office:value-type="string" calcext:value-type="string">
            <text:p>viva:textchars</text:p>
          </table:table-cell>
          <table:table-cell table:style-name="ce2" office:value-type="string" calcext:value-type="string">
            <text:p>Upload</text:p>
          </table:table-cell>
          <table:table-cell table:style-name="ce5" office:value-type="string" calcext:value-type="string">
            <text:p>rdf:value</text:p>
          </table:table-cell>
          <table:table-cell table:style-name="ce6" office:value-type="string" calcext:value-type="string">
            <text:p>viva:label</text:p>
          </table:table-cell>
          <table:table-cell table:style-name="ce6" office:value-type="string" calcext:value-type="string">
            <text:p>viva:align</text:p>
          </table:table-cell>
          <table:table-cell table:style-name="ce6" office:value-type="string" calcext:value-type="string">
            <text:p>viva:help</text:p>
          </table:table-cell>
          <table:table-cell table:style-name="ce7" office:value-type="string" calcext:value-type="string">
            <text:p>viva:description</text:p>
          </table:table-cell>
          <table:table-cell table:style-name="ce9" office:value-type="string" calcext:value-type="string">
            <text:p>viva:options</text:p>
          </table:table-cell>
          <table:table-cell table:style-name="ce9" office:value-type="string" calcext:value-type="string">
            <text:p>viva:title</text:p>
          </table:table-cell>
          <table:table-cell table:style-name="ce10" office:value-type="string" calcext:value-type="string">
            <text:p>viva:value</text:p>
          </table:table-cell>
          <table:table-cell table:style-name="ce11" office:value-type="string" calcext:value-type="string">
            <text:p>rdf:columnName</text:p>
          </table:table-cell>
          <table:table-cell table:style-name="ce11" office:value-type="string" calcext:value-type="string">
            <text:p>viva:columnTitle</text:p>
          </table:table-cell>
          <table:table-cell table:style-name="ce11" office:value-type="string" calcext:value-type="string">
            <text:p>viva:columnWidth</text:p>
          </table:table-cell>
          <table:table-cell table:style-name="ce11" office:value-type="string" calcext:value-type="string">
            <text:p>viva:columnIndex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idd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xtarea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</table:table-row>
        <table:table-row table:style-name="ro2" table:number-rows-repeated="1048569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1:53:52.4291395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Clapasson</meta:initial-creator>
    <meta:creation-date>2016-08-28T10:33:53.703045801</meta:creation-date>
    <dc:date>2016-10-17T21:56:07.850861937</dc:date>
    <dc:creator>Didier Clapasson</dc:creator>
    <meta:editing-duration>PT1H40M1S</meta:editing-duration>
    <meta:editing-cycles>27</meta:editing-cycles>
    <meta:generator>LibreOffice/5.0.3.2$Linux_X86_64 LibreOffice_project/00m0$Build-2</meta:generator>
    <meta:document-statistic meta:table-count="1" meta:cell-count="78" meta:object-count="0"/>
  </office:meta>
</office:document-meta>
</file>